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7"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8"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19"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style>
    <style:style style:name="T17" style:family="text">
      <style:text-properties fo:color="#333333" style:font-name="Consolas1"/>
    </style:style>
    <style:style style:name="T18" style:family="text">
      <style:text-properties fo:color="#3364a4" style:font-name="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
      <text:p text:style-name="Standard">input boxes protection against being left empty</text:p>
      <text:p text:style-name="Standard">I want to be able to call redShip for example like this</text:p>
      <text:p text:style-name="Standard"/>
      <text:p text:style-name="Standard"><text:span text:style-name="T16">    </text:span><text:span text:style-name="T17">difficulty = </text:span><text:span text:style-name="T18">PlayersPrefsManager</text:span><text:span text:style-name="T17">.GetDifficulty();</text:span> </text:p>
      <text:p text:style-name="Standard">now playerprefs is its own script which why I can do this</text:p>
      <text:p text:style-name="Standard">get difficulty is a static method so I can take it straight from the ???? no instance</text:p>
      <text:p text:style-name="Standard">I would be happwith GameManager.Redship.GetStartHealth</text:p>
      <text:p text:style-name="Standard">for example as still wont have to instantiate gm</text:p>
      <text:p text:style-name="Standard"/>
      <text:p text:style-name="Standard">what should start end the game</text:p>
      <text:p text:style-name="Standard">spawner or playersetup or should they call up to gamemanager and it call back down</text:p>
      <text:p text:style-name="Standard">should gameManager receive player settings info (current doesnt need to as all ship info)</text:p>
      <text:p text:style-name="Standard">need when start setup screen reduce number of gizmos to number of bikes that were set active on event setup screen</text:p>
      <text:p text:style-name="Standard">who should time the game</text:p>
      <text:p text:style-name="Standard">//the pirate text needs to tell players how long have until their will be a draw </text:p>
      <text:p text:style-name="Standard"><text:soft-page-break/>e.g. you have enough supplies for 3 days (blue text a day take x seconds) after that all pirates will have to truce or starve</text:p>
      <text:p text:style-name="Standard">//use struct for keeping all settings of the ai's to be spawned</text:p>
      <text:p text:style-name="Standard">Toggles for bike found misleading as would think that user clicks on them need to seperate them somehouse or change to an indicator maybe a traffic light – could just use the background element on the toggle delete toggle itself and change its colour</text:p>
      <text:p text:style-name="Standard">Could have on event setup screen in dividual bars so can see current output visually and the numbers and then the person doing set up can just use that and chose what to type in</text:p>
      <text:p text:style-name="Standard">change it so you have choice for setting default, either you use player prefs – and provide a save option, or you type in a number per bike, or you cycle in a number</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maybe put a texture on the event setup screen of a camera showing the bikerig I made</text:p>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but where it doesnt should just faded it when not close and paint the ground green where it is.</text:p>
      <text:p text:style-name="Standard">I dont know if I can chose places where it is different</text:p>
      <text:p text:style-name="Standard">restructure the max bar</text:p>
      <text:p text:style-name="Standard">Recode with coroutines</text:p>
      <text:p text:style-name="Standard"><text:soft-page-break/>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Look into view port rectangle forsplit screen</text:p>
      <text:p text:style-name="Standard"><text:soft-page-break/>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Need change code so doesn’t accelerate out of hand</text:p>
      <text:p text:style-name="Standard">But then issues of spinning and sinking and then not like turning once freezing directions</text:p>
      <text:p text:style-name="Standard">Also the speed now accelerates probably because when not a trigger it suddenly has weight</text:p>
      <text:p text:style-name="Standard">And so now it builds momentum</text:p>
      <text:p text:style-name="Standard">Needs more speed to move too</text:p>
      <text:p text:style-name="Standard"/>
      <text:p text:style-name="Standard">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text:p>
      <text:p text:style-name="Standard">Taken a trigger collider off the player ship need to check collision a cannonball location detection</text:p>
      <text:p text:style-name="Standard"><text:soft-page-break/>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text:soft-page-break/>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8">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text:soft-page-break/></text:p>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6"><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oft-page-break/><text:span text:style-name="T13">}<text:line-break/>}</text:span></text:p>
      <text:p text:style-name="Standard"/>
      <text:p text:style-name="Standard"/>
      <text:p text:style-name="P15"><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7">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Standard"/>
      <text:p text:style-name="Standard"/>
      <text:p text:style-name="Standard">+i HAVE A lot under the gamemanager it would be worth looking in the other games to see if they do</text:p>
      <text:p text:style-name="Standard"><text:soft-page-break/>would it be better rather than making four static classes in code instead just making 4 identical scripts avoiding the problem, - it would be nice to learn how to do it so have more flexible code.</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51</meta:editing-cycles>
    <meta:creation-date>2018-10-19T14:39:00</meta:creation-date>
    <dc:date>2018-11-18T20:06:26.39</dc:date>
    <meta:editing-duration>PT11H54M8S</meta:editing-duration>
    <meta:generator>OpenOffice/4.1.5$Win32 OpenOffice.org_project/415m1$Build-9789</meta:generator>
    <meta:document-statistic meta:table-count="0" meta:image-count="0" meta:object-count="0" meta:page-count="10" meta:paragraph-count="139" meta:word-count="2238" meta:character-count="1260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